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a681e" officeooo:paragraph-rsid="005a681e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b4e8f" officeooo:paragraph-rsid="005b4e8f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ed760" officeooo:paragraph-rsid="005ed760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2255f" officeooo:paragraph-rsid="0062255f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bold" officeooo:rsid="005ed760" officeooo:paragraph-rsid="005ed760" style:font-size-asian="11pt" style:font-weight-asian="bold" style:font-size-complex="11pt" style:font-weight-complex="bold"/>
    </style:style>
    <style:style style:name="T1" style:family="text">
      <style:text-properties officeooo:rsid="0058a568"/>
    </style:style>
    <style:style style:name="T2" style:family="text">
      <style:text-properties officeooo:rsid="005be8a6"/>
    </style:style>
    <style:style style:name="T3" style:family="text">
      <style:text-properties officeooo:rsid="005d1d8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be8a6" style:font-weight-asian="bold" style:font-weight-complex="bold"/>
    </style:style>
    <style:style style:name="T8" style:family="text">
      <style:text-properties fo:font-weight="bold" officeooo:rsid="0060372b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55308d" loext:opacity="100%" fo:font-weight="bold" style:font-weight-asian="bold" style:font-weight-complex="bold"/>
    </style:style>
    <style:style style:name="T11" style:family="text">
      <style:text-properties fo:color="#55308d" loext:opacity="100%" fo:font-weight="bold" officeooo:rsid="005be8a6" style:font-weight-asian="bold" style:font-weight-complex="bold"/>
    </style:style>
    <style:style style:name="T12" style:family="text">
      <style:text-properties fo:color="#55308d" loext:opacity="100%" fo:font-weight="bold" officeooo:rsid="0060372b" style:font-weight-asian="bold" style:font-weight-complex="bold"/>
    </style:style>
    <style:style style:name="T13" style:family="text">
      <style:text-properties officeooo:rsid="0060372b"/>
    </style:style>
    <style:style style:name="T14" style:family="text">
      <style:text-properties officeooo:rsid="00610c2e"/>
    </style:style>
    <style:style style:name="T15" style:family="text">
      <style:text-properties officeooo:rsid="00640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ceções<text:tab/><text:tab/></text:span><text:tab/><text:tab/><text:tab/><text:tab/><text:tab/><text:tab/><text:tab/><text:tab/><text:span text:style-name="T1">02/08/2023</text:span></text:p>
      <text:p text:style-name="P1"/>
      <text:p text:style-name="P2">Error – ocorre por falta de recursos do computador.</text:p>
      <text:p text:style-name="P2">Exception – ocorre por problema com o código escrito</text:p>
      <text:p text:style-name="P2"/>
      <text:p text:style-name="P3">Try-catch</text:p>
      <text:p text:style-name="P3"/>
      <text:p text:style-name="P3"><text:span text:style-name="T10">* </text:span><text:span text:style-name="T11">ArrayIndexOutOfBoundsException</text:span><text:span text:style-name="T2">: </text:span><text:span text:style-name="T3">erro quando tento acessar o índice de um array que não existe;</text:span></text:p>
      <text:p text:style-name="P3"/>
      <text:p text:style-name="P6">Exemplo de como tratar essa Exception:</text:p>
      <text:p text:style-name="P4"><text:s text:c="4"/>public static void main(String[]args){</text:p>
      <text:p text:style-name="P4"><text:s text:c="4"/>int[]numeros=new int[10];</text:p>
      <text:p text:style-name="P4"/>
      <text:p text:style-name="P4"><text:s text:c="4"/>try{</text:p>
      <text:p text:style-name="P4"><text:s text:c="4"/>numeros[15]=10;</text:p>
      <text:p text:style-name="P4"><text:s text:c="4"/>System.out.println(numeros);</text:p>
      <text:p text:style-name="P4"><text:s text:c="4"/>}catch(<text:span text:style-name="T5">A</text:span><text:span text:style-name="T9">rrayIndexOutOfBoundsException</text:span> e){</text:p>
      <text:p text:style-name="P4"><text:s text:c="4"/>System.out.println("Ops, essa posição não existe!");</text:p>
      <text:p text:style-name="P4"><text:s text:c="4"/>}</text:p>
      <text:p text:style-name="P4"/>
      <text:p text:style-name="P4"><text:s text:c="4"/>}</text:p>
      <text:p text:style-name="P4"/>
      <text:p text:style-name="P4"><text:span text:style-name="T10">* </text:span><text:span text:style-name="T12">NullPointerException:</text:span><text:span text:style-name="T13"> </text:span><text:span text:style-name="T14">quando tento utilizar uma variável que não esta em nenhum objeto.</text:span></text:p>
      <text:p text:style-name="P4"/>
      <text:p text:style-name="P4"/>
      <text:p text:style-name="P5">BLOCO FINALLY: <text:span text:style-name="T15">limpeza de recursos, 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8-02T16:59:19.620892842</dc:date>
    <meta:editing-duration>PT14H51M9S</meta:editing-duration>
    <meta:editing-cycles>94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75" meta:character-count="640" meta:non-whitespace-character-count="534"/>
  </office:meta>
</office:document-meta>
</file>